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3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. Solis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December 4, 1891</text:p>
      <text:p text:style-name="P6">Month<text:tab/><text:tab/><text:tab/><text:tab/><text:tab/><text:tab/>Decem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2">Revd D<text:span text:style-name="T2">r</text:span><text:span text:style-name="T3">. S. Morais/</text:span></text:p>
      <text:p text:style-name="P3"><text:span text:style-name="T3">Introducing/</text:span></text:p>
      <text:p text:style-name="P3"><text:span text:style-name="T3">Mrs. James. S. Whitney.<text:tab/><text:tab/><text:tab/><text:tab/>Phila/</text:span></text:p>
      <text:p text:style-name="P3"><text:span text:style-name="T3"/></text:p>
      <text:p text:style-name="P3"><text:span text:style-name="T3">[Page 1]</text:span></text:p>
      <text:p text:style-name="P3"><text:span text:style-name="T3">DR. J. SOLIS-COHEN,/</text:span></text:p>
      <text:p text:style-name="P3"><text:span text:style-name="T3">OFFICE HOURS: 9-1./</text:span></text:p>
      <text:p text:style-name="P4"><text:span text:style-name="T3">1431 Walnut Street,/</text:span></text:p>
      <text:p text:style-name="P4"><text:span text:style-name="T3">Philadelphia, Dec 4 1891/</text:span></text:p>
      <text:p text:style-name="P3"><text:span text:style-name="T3">My dear Doctor/</text:span></text:p>
      <text:p text:style-name="P3"><text:span text:style-name="T3"><text:tab/>Let us take the/ pleasure to introduce/ Mrs. James S. Whitney of/ Philadelphia who wishes to/ confer with you in reference/ towards measures for the relief/ of the persecuted Jews in Russia/</text:span></text:p>
      <text:p text:style-name="P3"><text:span text:style-name="T3"><text:tab/>I am/ yours truly/ J. Solis Cohen/</text:span></text:p>
      <text:p text:style-name="P3"><text:soft-page-break/><text:span text:style-name="T3">Revd S. Morais L. L. 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2:37:34.24</meta:creation-date>
    <meta:document-statistic meta:table-count="0" meta:image-count="0" meta:object-count="0" meta:page-count="3" meta:paragraph-count="73" meta:word-count="240" meta:character-count="1700"/>
    <dc:date>2011-11-30T12:42:20.55</dc:date>
    <dc:creator>Penn Libraries</dc:creator>
    <meta:editing-duration>PT00H04M46S</meta:editing-duration>
    <meta:editing-cycles>1</meta:editing-cycles>
    <meta:generator>OpenOffice.org/3.2$Win32 OpenOffice.org_project/320m12$Build-9483</meta:generator>
  </office:meta>
</office:document-meta>
</file>